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modern" style:font-pitch="fixed"/>
    <style:font-face style:name="Yu Gothic" svg:font-family="'Yu Gothic'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65in" style:rel-column-width="32767*"/>
    </style:style>
    <style:style style:name="Tabla1.B" style:family="table-column">
      <style:table-column-properties style:column-width="3.3465in" style:rel-column-width="32768*"/>
    </style:style>
    <style:style style:name="Tab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.B1" style:family="table-cell">
      <style:table-cell-properties fo:padding="0.0382in" fo:border="0.5pt solid #000000"/>
    </style:style>
    <style:style style:name="Tabla1.A2" style:family="table-cell">
      <style:table-cell-properties fo:padding="0.0382in" fo:border-left="0.5pt solid #000000" fo:border-right="none" fo:border-top="none" fo:border-bottom="0.5pt solid #000000"/>
    </style:style>
    <style:style style:name="Tabla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language="ca" fo:country="ES" officeooo:rsid="0017b68b" officeooo:paragraph-rsid="0017b68b"/>
    </style:style>
    <style:style style:name="P2" style:family="paragraph" style:parent-style-name="Table_20_Contents">
      <style:paragraph-properties fo:text-align="justify" style:justify-single-word="false"/>
      <style:text-properties fo:language="ca" fo:country="ES" officeooo:rsid="0017b68b" officeooo:paragraph-rsid="0017b68b"/>
    </style:style>
    <style:style style:name="P3" style:family="paragraph" style:parent-style-name="Standard">
      <style:paragraph-properties fo:text-align="justify" style:justify-single-word="false"/>
      <style:text-properties fo:language="ca" fo:country="ES" fo:font-weight="bold" officeooo:rsid="0017b68b" officeooo:paragraph-rsid="0017b68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ca" fo:country="ES" fo:font-weight="bold" officeooo:paragraph-rsid="0017b68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ca" fo:country="ES" fo:font-style="normal" fo:font-weight="normal" officeooo:rsid="0017b68b" officeooo:paragraph-rsid="0017b68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ca" fo:country="ES" fo:font-style="normal" fo:font-weight="bold" officeooo:rsid="001867e1" officeooo:paragraph-rsid="001867e1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ca" fo:country="ES" fo:font-style="normal" fo:font-weight="bold" officeooo:rsid="0017b68b" officeooo:paragraph-rsid="0017b68b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faa6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b68b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7b68b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servacions: <text:span text:style-name="T1">El dessenvolupament del server s’ha fet servir el framework </text:span><text:span text:style-name="T3">SpringBoot</text:span><text:span text:style-name="T6">. </text:span></text:p>
      <text:p text:style-name="P3"><text:span text:style-name="T6">La base de dades de proves és H2, això em permet que al escriure l’adreça “localhost:8080/console” pugui entrar al gestor de la base de dades i comprobar de primera mà que els canvis s’han efectuat correctament. També facilita les coses als companys ja que no han de descarregar-se cap tipus de software adicional ja que el propi fitxer </text:span><text:span text:style-name="T3">jar</text:span><text:span text:style-name="T6"> conté tant la base de dades com el gestor. </text:span></text:p>
      <text:p text:style-name="P5">A l’hora d’entregar el projecte, es migrarà a PosgreSQL.</text:p>
      <text:p text:style-name="P5"/>
      <text:p text:style-name="P6">Sessió: <text:span text:style-name="T1">Per mantindre la sessió fem servir un token. El token es genera en base a l’usuari i es únic per a cadascú d’ells. </text:span><text:span text:style-name="T2">El token no només serveix per mantindre la sessió de cada usuari, sinó també com punt d’entrada als endpoints que te permés.</text:span></text:p>
      <text:p text:style-name="P3"><text:span text:style-name="T6"/></text:p>
      <text:p text:style-name="P4"><text:span text:style-name="T5">Xifratge:</text:span><text:span text:style-name="T7"> De moment només xifren les contrasenyes a l’hora d’inserir-les a la base de dades. El cifratge és d’una direcció, això vol dir que no tenim, al menys a l’aplicació, cap manera de saber quina és la contrasenya que l’usuari fa servir. </text:span></text:p>
      <text:p text:style-name="P5">El cifratge fa servir l’algoritme Bcrypt i pertany al paquet “spring-security-crypto”. </text:p>
      <text:p text:style-name="P5">Les comunicacions no estàn xifrades ja que en aquest punt del dessenvolupament no crec que sigui important. Tot i així, no vol dir que no s’hagi pensat en diferents solucions i la més adient per el tipus d’aplicació que estem dessenvolupant és fer servir HTTPS, és a dir, la versió segura que fa encripta l’informació amb SSL/TSL. </text:p>
      <text:p text:style-name="P3"><text:span text:style-name="T6"/></text:p>
      <text:p text:style-name="P7">Patrons/arquitectura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</text:p>
          </table:table-cell>
          <table:table-cell table:style-name="Tabla1.B1" office:value-type="string">
            <text:p text:style-name="P1">Carpeta</text:p>
          </table:table-cell>
        </table:table-row>
        <table:table-row>
          <table:table-cell table:style-name="Tabla1.A2" office:value-type="string">
            <text:p text:style-name="P2">Controller-Service-Repository</text:p>
          </table:table-cell>
          <table:table-cell table:style-name="Tabla1.B2" office:value-type="string">
            <text:p text:style-name="P2">Controller (per al controlador)</text:p>
            <text:p text:style-name="P2">Service (per al servei)</text:p>
            <text:p text:style-name="P2">Repository (per al repository)</text:p>
          </table:table-cell>
        </table:table-row>
      </table:table>
      <text:p text:style-name="P3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modern" style:font-pitch="fixed"/>
    <style:font-face style:name="Yu Gothic" svg:font-family="'Yu Gothic'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Yu Mincho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Yu Mincho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luís Cobos Aumatell</meta:initial-creator>
    <meta:creation-date>2023-10-23T10:37:45.589000000</meta:creation-date>
    <dc:date>2023-10-23T12:33:20.522272243</dc:date>
    <meta:editing-duration>PT53M48S</meta:editing-duration>
    <meta:editing-cycles>4</meta:editing-cycles>
    <meta:generator>LibreOffice/7.6.2.1$Linux_X86_64 LibreOffice_project/60$Build-1</meta:generator>
    <meta:document-statistic meta:table-count="1" meta:image-count="0" meta:object-count="0" meta:page-count="1" meta:paragraph-count="14" meta:word-count="260" meta:character-count="1578" meta:non-whitespace-character-count="1327"/>
  </office:meta>
</office:document-meta>
</file>